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dcdc0" officeooo:paragraph-rsid="001dcdc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ithub_pat_11BDFQOSY0hXrmSSzKYC5l_6ajzsfvbpRgbaOjhhU6v8DIaJvEdzX64hZpL5RyE6j9Y47UUNA6tte1CQb9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1T16:51:49.522972909</meta:creation-date>
    <dc:date>2023-10-16T16:29:54.785264413</dc:date>
    <meta:editing-duration>P3DT1H55M23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1" meta:paragraph-count="1" meta:word-count="1" meta:character-count="93" meta:non-whitespace-character-count="93"/>
  </office:meta>
</office:document-meta>
</file>